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Grande" svg:font-family="'Lucida Grande', Verdana, Lucida, Helvetica, Arial, sans-serif"/>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02cm solid #000000"/>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padding="0.097cm" fo:border="0.002cm solid #000000"/>
    </style:style>
    <style:style style:name="Tabela3" style:family="table">
      <style:table-properties style:width="17cm" table:align="margins"/>
    </style:style>
    <style:style style:name="Tabela3.A" style:family="table-column">
      <style:table-column-properties style:column-width="11.342cm" style:rel-column-width="43721*"/>
    </style:style>
    <style:style style:name="Tabela3.B" style:family="table-column">
      <style:table-column-properties style:column-width="5.659cm" style:rel-column-width="21814*"/>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4" style:family="table">
      <style:table-properties style:width="17cm" table:align="margins"/>
    </style:style>
    <style:style style:name="Tabela4.A" style:family="table-column">
      <style:table-column-properties style:column-width="5.667cm" style:rel-column-width="21845*"/>
    </style:style>
    <style:style style:name="Tabela4.B" style:family="table-column">
      <style:table-column-properties style:column-width="11.333cm" style:rel-column-width="43690*"/>
    </style:style>
    <style:style style:name="Tabela4.A1" style:family="table-cell">
      <style:table-cell-properties fo:padding="0.097cm" fo:border-left="0.002cm solid #000000" fo:border-right="none" fo:border-top="0.002cm solid #000000" fo:border-bottom="0.002cm solid #000000"/>
    </style:style>
    <style:style style:name="Tabela4.B1" style:family="table-cell">
      <style:table-cell-properties fo:padding="0.097cm" fo:border="0.002cm solid #000000"/>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83caff" fo:padding="0.097cm" fo:border="0.018cm solid #000000">
        <style:background-image/>
      </style:table-cell-properties>
    </style:style>
    <style:style style:name="Tabela5.A2" style:family="table-cell">
      <style:table-cell-properties fo:background-color="transparent" fo:padding="0.097cm" fo:border-left="0.018cm solid #000000" fo:border-right="0.018cm solid #000000" fo:border-top="none" fo:border-bottom="0.018cm solid #000000">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background-color="#ff3300" fo:padding="0.097cm" fo:border="0.018cm solid #000000">
        <style:background-image/>
      </style:table-cell-properties>
    </style:style>
    <style:style style:name="Tabela6.A2" style:family="table-cell">
      <style:table-cell-properties fo:background-color="transparent" fo:padding="0.097cm" fo:border-left="0.018cm solid #000000" fo:border-right="0.018cm solid #000000" fo:border-top="none" fo:border-bottom="0.018cm solid #000000">
        <style:background-image/>
      </style:table-cell-properties>
    </style:style>
    <style:style style:name="P1" style:family="paragraph" style:parent-style-name="Standard">
      <style:paragraph-properties fo:margin-top="0.199cm" fo:margin-bottom="0.199cm" fo:text-align="center" style:justify-single-word="false"/>
      <style:text-properties style:font-name="Arial" fo:font-size="12pt" fo:font-weight="bold" style:font-size-asian="12pt" style:font-weight-asian="bold" style:font-name-complex="Arial" style:font-size-complex="12pt"/>
    </style:style>
    <style:style style:name="P2" style:family="paragraph" style:parent-style-name="Standard">
      <style:paragraph-properties fo:margin-top="0.199cm" fo:margin-bottom="0.199cm" fo:text-align="center" style:justify-single-word="false"/>
      <style:text-properties style:font-name="Arial" fo:font-size="16pt" style:font-size-asian="16pt" style:font-name-complex="Arial" style:font-size-complex="16pt"/>
    </style:style>
    <style:style style:name="P3" style:family="paragraph" style:parent-style-name="Standard">
      <style:paragraph-properties fo:break-before="page"/>
    </style:style>
    <style:style style:name="P4" style:family="paragraph" style:parent-style-name="Table_20_Contents">
      <style:paragraph-properties fo:margin-top="0.101cm" fo:margin-bottom="0.101cm"/>
    </style:style>
    <style:style style:name="P5" style:family="paragraph" style:parent-style-name="Table_20_Contents">
      <style:paragraph-properties fo:margin-top="0.101cm" fo:margin-bottom="0.101cm" fo:text-align="start" style:justify-single-word="false"/>
    </style:style>
    <style:style style:name="P6" style:family="paragraph" style:parent-style-name="Table_20_Contents">
      <style:paragraph-properties fo:margin-top="0.101cm" fo:margin-bottom="0.101cm"/>
      <style:text-properties fo:font-size="10pt" style:font-size-asian="10pt" style:font-size-complex="10pt"/>
    </style:style>
    <style:style style:name="P7" style:family="paragraph" style:parent-style-name="Table_20_Contents">
      <style:paragraph-properties fo:margin-top="0.101cm" fo:margin-bottom="0.101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left="0.7cm" fo:margin-right="0cm" fo:margin-top="0cm" fo:margin-bottom="0cm" fo:text-align="start" style:justify-single-word="false" fo:text-indent="0cm" style:auto-text-indent="false" style:text-autospace="none"/>
    </style:style>
    <style:style style:name="P9" style:family="paragraph" style:parent-style-name="Standard">
      <style:text-properties fo:font-variant="normal" fo:text-transform="none" fo:color="#222222" style:font-name="arial" fo:font-size="10pt" fo:letter-spacing="normal" fo:font-style="normal" fo:font-weight="normal" style:font-size-asian="10pt" style:font-weight-asian="bold" style:font-size-complex="10pt" style:font-weight-complex="bold"/>
    </style:style>
    <style:style style:name="P10" style:family="paragraph" style:parent-style-name="Standard">
      <style:paragraph-properties fo:margin-top="0cm" fo:margin-bottom="0.499cm"/>
      <style:text-properties fo:font-variant="normal" fo:text-transform="none" fo:color="#222222" style:font-name="arial" fo:font-size="10pt" fo:letter-spacing="normal" fo:font-style="normal" fo:font-weight="normal" style:font-size-asian="10pt" style:font-size-complex="10pt"/>
    </style:style>
    <style:style style:name="P11" style:family="paragraph" style:parent-style-name="Standard">
      <style:paragraph-properties fo:margin-left="0cm" fo:margin-right="0cm" fo:margin-top="0cm" fo:margin-bottom="0.499cm" fo:text-indent="0cm" style:auto-text-indent="false"/>
      <style:text-properties fo:font-size="10pt" style:font-size-asian="10pt" style:font-size-complex="10pt"/>
    </style:style>
    <style:style style:name="P12" style:family="paragraph" style:parent-style-name="Table_20_Contents">
      <style:paragraph-properties fo:margin-top="0.101cm" fo:margin-bottom="0.101cm" fo:text-align="center" style:justify-single-word="false"/>
      <style:text-properties fo:font-size="14pt" fo:font-weight="bold" style:font-size-asian="14pt" style:font-weight-asian="bold" style:font-size-complex="14pt" style:font-weight-complex="bold"/>
    </style:style>
    <style:style style:name="P13" style:family="paragraph" style:parent-style-name="Table_20_Contents">
      <style:paragraph-properties fo:margin-top="0.101cm" fo:margin-bottom="0.101cm" fo:text-align="start" style:justify-single-word="false"/>
    </style:style>
    <style:style style:name="P14" style:family="paragraph" style:parent-style-name="Table_20_Contents">
      <style:text-properties fo:font-size="12pt" fo:font-weight="bold" style:font-size-asian="12pt" style:font-weight-asian="bold" style:font-size-complex="12pt" style:font-weight-complex="bold"/>
    </style:style>
    <style:style style:name="P15" style:family="paragraph" style:parent-style-name="Table_20_Contents">
      <style:text-properties fo:font-size="10pt" fo:font-weight="bold" style:font-size-asian="10pt" style:font-weight-asian="bold" style:font-size-complex="10pt" style:font-weight-complex="bold"/>
    </style:style>
    <style:style style:name="P16" style:family="paragraph" style:parent-style-name="Table_20_Contents">
      <style:text-properties fo:font-size="10pt" fo:font-weight="normal" style:font-size-asian="10pt" style:font-weight-asian="normal" style:font-size-complex="10pt" style:font-weight-complex="normal"/>
    </style:style>
    <style:style style:name="P17" style:family="paragraph" style:parent-style-name="Table_20_Contents">
      <style:text-properties fo:font-size="10pt" style:font-size-asian="10pt" style:font-size-complex="10pt"/>
    </style:style>
    <style:style style:name="P18" style:family="paragraph" style:parent-style-name="Text_20_body" style:list-style-name="L1">
      <style:paragraph-properties fo:margin-left="0cm" fo:margin-right="0cm" fo:margin-top="0cm" fo:margin-bottom="0cm" style:line-height-at-least="0.476cm" fo:text-align="start" style:justify-single-word="false" fo:text-indent="0cm" style:auto-text-indent="false" fo:padding="0cm" fo:border="none"/>
    </style:style>
    <style:style style:name="P19" style:family="paragraph" style:parent-style-name="Text_20_body" style:list-style-name="L2">
      <style:paragraph-properties fo:margin-left="0cm" fo:margin-right="0cm" fo:margin-top="0cm" fo:margin-bottom="0cm" fo:text-indent="0cm" style:auto-text-indent="false" fo:padding="0cm" fo:border="none"/>
    </style:style>
    <style:style style:name="P20" style:family="paragraph" style:parent-style-name="Text_20_body" style:list-style-name="L2">
      <style:paragraph-properties fo:margin-left="0cm" fo:margin-right="0cm" fo:margin-top="0cm" fo:margin-bottom="0cm" fo:text-indent="0cm" style:auto-text-indent="false" fo:padding="0cm" fo:border="none"/>
      <style:text-properties fo:font-variant="normal" fo:text-transform="none" fo:color="#000000" style:font-name="Lucida Grande" fo:font-size="9pt" fo:letter-spacing="normal" fo:font-style="normal" fo:font-weight="normal"/>
    </style:style>
    <style:style style:name="P21" style:family="paragraph" style:parent-style-name="Text_20_body" style:list-style-name="L2">
      <style:paragraph-properties fo:margin-top="0cm" fo:margin-bottom="0cm" fo:padding="0cm" fo:border="none"/>
      <style:text-properties fo:font-variant="normal" fo:text-transform="none" fo:color="#000000" style:font-name="Lucida Grande" fo:font-size="9pt" fo:letter-spacing="normal" fo:font-style="normal" fo:font-weight="normal"/>
    </style:style>
    <style:style style:name="P22" style:family="paragraph" style:parent-style-name="Text_20_body" style:list-style-name="L2">
      <style:paragraph-properties fo:margin-top="0cm" fo:margin-bottom="0cm" fo:padding="0cm" fo:border="none"/>
    </style:style>
    <style:style style:name="T1" style:family="text">
      <style:text-properties fo:font-weight="bold" style:font-weight-asian="bold" style:font-weight-complex="bold"/>
    </style:style>
    <style:style style:name="T2" style:family="text">
      <style:text-properties fo:font-variant="normal" fo:text-transform="none" fo:color="#000000" style:font-name="Lucida Grande" fo:font-size="9pt" fo:letter-spacing="normal" fo:font-style="normal" fo:font-weight="normal"/>
    </style:style>
    <style:style style:name="T3" style:family="text">
      <style:text-properties fo:font-variant="normal" fo:text-transform="none" fo:color="#222222" style:font-name="arial" fo:letter-spacing="normal" fo:font-style="normal" fo:font-weight="normal"/>
    </style:style>
    <style:style style:name="T4" style:family="text">
      <style:text-properties fo:font-variant="normal" fo:text-transform="none" fo:color="#222222" style:font-name="arial" fo:font-size="12pt" fo:letter-spacing="normal" fo:font-style="normal" fo:font-weight="bold" style:font-size-asian="12pt" style:font-weight-asian="bold" style:font-size-complex="12pt" style:font-weight-complex="bold"/>
    </style:style>
    <style:style style:name="T5" style:family="text">
      <style:text-properties fo:font-size="12pt" fo:font-weight="bold" style:font-size-asian="12pt" style:font-size-complex="12pt"/>
    </style:style>
    <style:style style:name="T6" style:family="text">
      <style:text-properties fo:font-size="12pt" fo:font-weight="bold" style:font-size-asian="12pt" style:font-weight-asian="bold" style:font-size-complex="12pt" style:font-weight-complex="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row>
          <table:table-cell table:style-name="Tabela1.A1" office:value-type="string">
            <text:p text:style-name="P1">Politechnika Świętokrzyska w Kielcach</text:p>
            <text:p text:style-name="P1">Wydział Elektrotechniki, Automatyki i Informatyki</text:p>
          </table:table-cell>
        </table:table-row>
      </table:table>
      <table:table table:name="Tabela2" table:style-name="Tabela2">
        <table:table-column table:style-name="Tabela2.A"/>
        <table:table-row>
          <table:table-cell table:style-name="Tabela2.A1" office:value-type="string">
            <text:p text:style-name="P2">Laboratorium Programowanie Współbieżne</text:p>
          </table:table-cell>
        </table:table-row>
      </table:table>
      <table:table table:name="Tabela3" table:style-name="Tabela3">
        <table:table-column table:style-name="Tabela3.A"/>
        <table:table-column table:style-name="Tabela3.B"/>
        <table:table-row>
          <table:table-cell table:style-name="Tabela3.A1" office:value-type="string">
            <text:p text:style-name="P5">Temat:</text:p>
            <text:p text:style-name="P5"/>
            <text:p text:style-name="P7">Kolejki komunikatów IPC MSG</text:p>
            <text:p text:style-name="P7"/>
          </table:table-cell>
          <table:table-cell table:style-name="Tabela3.B1" office:value-type="string">
            <text:p text:style-name="P4">Autor: <text:span text:style-name="T1">Mateusz Szcześniak</text:span> Grupa: <text:span text:style-name="T1">3ID12A</text:span></text:p>
          </table:table-cell>
        </table:table-row>
      </table:table>
      <table:table table:name="Tabela4" table:style-name="Tabela4">
        <table:table-column table:style-name="Tabela4.A"/>
        <table:table-column table:style-name="Tabela4.B"/>
        <table:table-row>
          <table:table-cell table:style-name="Tabela4.A1" office:value-type="string">
            <text:p text:style-name="P6">Numer laboratorium: <text:span text:style-name="T1">5</text:span></text:p>
          </table:table-cell>
          <table:table-cell table:style-name="Tabela4.B1" office:value-type="string">
            <text:p text:style-name="P6">Data wykonania: <text:span text:style-name="T1">04.11.2014</text:span></text:p>
          </table:table-cell>
        </table:table-row>
      </table:table>
      <text:p text:style-name="Standard"/>
      <text:p text:style-name="Standard"/>
      <text:p text:style-name="Standard"/>
      <text:p text:style-name="P3"/>
      <table:table table:name="Tabela5" table:style-name="Tabela5">
        <table:table-column table:style-name="Tabela5.A"/>
        <table:table-row>
          <table:table-cell table:style-name="Tabela5.A1" office:value-type="string">
            <text:list xml:id="list3989511295596888686" text:style-name="L2">
              <text:list-header>
                <text:p text:style-name="P19"><text:span text:style-name="Strong_20_Emphasis"><text:span text:style-name="T2">Do napisania </text:span></text:span><text:span text:style-name="T2">jest gra "kamień, papier, nożyczki".</text:span></text:p>
                <text:list>
                  <text:list-item>
                    <text:p text:style-name="P20">gra polega na tym, że 2 lub więcej osób jednocześnie pokazuje, rękami jeden z trzech symboli kamień, papier nożyczki. <text:line-break/>Papier zwycięża nad kamieniem bo go zawija, nożyczki zwyciężają nad papierem bo go tną kamień zwycięża nad nożyczkami bo je tępi.<text:line-break/>Jeżeli osoba która zwycięży dostaje tyle punktów z iloma przeciwnikami zwyciężyła a zabierane jest tyle punktów z iloma przegrała.<text:line-break/>Gdy wszyscy pokażą ten sam symbol jest remis i nikt nie dostaje punktów.</text:p>
                  </text:list-item>
                  <text:list-item>
                    <text:p text:style-name="P21">program składał się będzie z serwera tworzącego a potem usuwającego kolejkę komunikatów oraz klientów chcących grać</text:p>
                  </text:list-item>
                  <text:list-item>
                    <text:p text:style-name="P21">serwer po utworzeniu kolejki co zadany odstęp czasu (np. 5-10s) odczytuje zgłoszenia od klientów (K,N lub P) i przyznaje im punkty.</text:p>
                  </text:list-item>
                  <text:list-item>
                    <text:p text:style-name="P21">jeżeli w wyznaczonym czasie nie ma więcej zgłoszeń niż jedno, serwer przesyła klientowi komunikat, że było za mało zgłoszeń</text:p>
                  </text:list-item>
                  <text:list-item>
                    <text:p text:style-name="P21">jeżeli liczba zgłoszeń jest wystarczająca by zagrać serwer zlicza punkty i rozsyła do wszystkich informacje o bieżącej rozgrywce oraz podsumowanie dotychczasowych rozgrywek</text:p>
                  </text:list-item>
                  <text:list-item>
                    <text:p text:style-name="P21">serwer powinien na bieżąco pokazywać wszystkie niezbędne dane np.: liczba zgłoszeń, kto i jak zagrał ile zgromadził punktów.</text:p>
                  </text:list-item>
                  <text:list-item>
                    <text:p text:style-name="P21">zaprojektować strukturę komunikatu służącą do komunikacji klienci-serwer</text:p>
                  </text:list-item>
                  <text:list-item>
                    <text:p text:style-name="P21">komunikaty typu 1 powinny trafiać do serwera</text:p>
                  </text:list-item>
                  <text:list-item>
                    <text:p text:style-name="P22"><text:span text:style-name="T2">komunikaty typu = </text:span><text:span text:style-name="Emphasis"><text:span text:style-name="T2">&lt;pid&gt;</text:span></text:span><text:span text:style-name="T2"> powinny trafiać do procesu o podanym identyfikatorze</text:span></text:p>
                  </text:list-item>
                  <text:list-item>
                    <text:p text:style-name="P21">klient zgłaszający wysyła komunikat do kolejki komunikatów typu 1 wpisując jednocześnie w odpowiednie pole swój identyfikator i treść zgłoszenia</text:p>
                  </text:list-item>
                  <text:list-item>
                    <text:p text:style-name="P22"><text:span text:style-name="T2">serwer wysyła komunikaty o typie = </text:span><text:span text:style-name="Emphasis"><text:span text:style-name="T2">&lt;pid_nadawcy&gt;</text:span></text:span></text:p>
                  </text:list-item>
                  <text:list-item>
                    <text:p text:style-name="P22"><text:span text:style-name="T2">klient powinien odebrać komunikat typu </text:span><text:span text:style-name="Emphasis"><text:span text:style-name="T2">&lt;swoj_pid&gt;</text:span></text:span><text:span text:style-name="T2"> i wyświetlić liczbę zdobytych punktów, ile ma obecnie i na którym jest miejscu</text:span></text:p>
                  </text:list-item>
                  <text:list-item>
                    <text:p text:style-name="P22"><text:span text:style-name="T2">serwer powinien obsłużył sygnał </text:span><text:span text:style-name="Emphasis"><text:span text:style-name="T2">ctrl+c</text:span></text:span><text:span text:style-name="T2"> lub i usunąć kolejkę komunikatów.</text:span></text:p>
                  </text:list-item>
                </text:list>
              </text:list-header>
            </text:list>
          </table:table-cell>
        </table:table-row>
        <table:table-row>
          <table:table-cell table:style-name="Tabela5.A2" office:value-type="string">
            <text:p text:style-name="P14">Plik: naglowki.h</text:p>
            <text:p text:style-name="P17"/>
            <text:p text:style-name="P17">#include &lt;stdio.h&gt;</text:p>
            <text:p text:style-name="P17">#include &lt;stdlib.h&gt;</text:p>
            <text:p text:style-name="P17">#include &lt;sys/types.h&gt;</text:p>
            <text:p text:style-name="P17">#include &lt;unistd.h&gt;</text:p>
            <text:p text:style-name="P17">#include &lt;wait.h&gt;</text:p>
            <text:p text:style-name="P17">#include &lt;signal.h&gt;</text:p>
            <text:p text:style-name="P17">#include &lt;string.h&gt;</text:p>
            <text:p text:style-name="P17">#include &lt;time.h&gt;</text:p>
            <text:p text:style-name="P17">#include &lt;sys/ipc.h&gt;</text:p>
            <text:p text:style-name="P17">#include &lt;sys/msg.h&gt;</text:p>
            <text:p text:style-name="P17"/>
            <text:p text:style-name="P17">#define KAMIEN 0</text:p>
            <text:p text:style-name="P17">#define PAPIER 1</text:p>
            <text:p text:style-name="P17">#define NOZYCE 2</text:p>
            <text:p text:style-name="P17">#define ZA_MALO_ZGLOSZEN 3</text:p>
            <text:p text:style-name="P17">#define STATYSTYKI 4</text:p>
            <text:p text:style-name="P17">#define POLACZENIE 5</text:p>
            <text:p text:style-name="P17">#define ROZLACZENIE 6</text:p>
            <text:p text:style-name="P17"/>
            <text:p text:style-name="P17">#define DO_SERWERA 1</text:p>
            <text:p text:style-name="P17">#define ILOSC_GRACZY 6</text:p>
            <text:p text:style-name="P17"/>
            <text:p text:style-name="P17">#define TRUE 1</text:p>
            <text:p text:style-name="P17">#define FALSE 0</text:p>
            <text:p text:style-name="P17"/>
            <text:p text:style-name="P17">typedef struct strukturaWiadomosci{</text:p>
            <text:p text:style-name="P17"><text:tab/>long mtype;</text:p>
            <text:p text:style-name="P17"><text:tab/>int pid;</text:p>
            <text:p text:style-name="P17"><text:tab/>int typ_wiadomosci;</text:p>
            <text:p text:style-name="P17"><text:tab/>int miejsce;</text:p>
            <text:p text:style-name="P17"><text:tab/>int ilosc_graczy;</text:p>
            <text:p text:style-name="P17"><text:soft-page-break/><text:tab/>int punkty;</text:p>
            <text:p text:style-name="P17"/>
            <text:p text:style-name="P17">} Wiadomosc;</text:p>
            <text:p text:style-name="P17"/>
            <text:p text:style-name="P17">typedef struct strukturaStatystyk{</text:p>
            <text:p text:style-name="P17"><text:tab/>int punkty;</text:p>
            <text:p text:style-name="P17"><text:tab/>int miejsce;</text:p>
            <text:p text:style-name="P17"><text:tab/>int pid;</text:p>
            <text:p text:style-name="P17"><text:tab/>int zgloszony;</text:p>
            <text:p text:style-name="P17"><text:tab/>int symbol;</text:p>
            <text:p text:style-name="P17"><text:tab/>int wykozystane;</text:p>
            <text:p text:style-name="P17">} Statystyki;</text:p>
            <text:p text:style-name="P17"/>
            <text:p text:style-name="P17"/>
            <text:p text:style-name="P17"/>
            <text:p text:style-name="P17"/>
            <text:p text:style-name="P17"/>
          </table:table-cell>
        </table:table-row>
        <table:table-row>
          <table:table-cell table:style-name="Tabela5.A2" office:value-type="string">
            <text:p text:style-name="P14">Plik serwer.c</text:p>
            <text:p text:style-name="P15"/>
            <text:p text:style-name="P16">#include "naglowki.h"</text:p>
            <text:p text:style-name="P16"/>
            <text:p text:style-name="P16">int id_kolejki;</text:p>
            <text:p text:style-name="P16">Wiadomosc wiadomosc;</text:p>
            <text:p text:style-name="P16">int rozmiar_wiadomosci=sizeof(Wiadomosc)-sizeof(long);</text:p>
            <text:p text:style-name="P16">Statystyki statystyki[ILOSC_GRACZY];</text:p>
            <text:p text:style-name="P16">int licznik,tura;</text:p>
            <text:p text:style-name="P16"/>
            <text:p text:style-name="P16">void sortuj(){</text:p>
            <text:p text:style-name="P16"/>
            <text:p text:style-name="P16"/>
            <text:p text:style-name="P16"><text:tab/>int i, j, tempPunkty,tempPid,tempWykozystane,tempZgloszony;</text:p>
            <text:p text:style-name="P16"><text:tab/>for (i = 0; i&lt;ILOSC_GRACZY-1; i++)</text:p>
            <text:p text:style-name="P16"><text:tab/>{</text:p>
            <text:p text:style-name="P16"><text:tab/><text:tab/>for (j=0; j&lt;ILOSC_GRACZY-1-i; j++)</text:p>
            <text:p text:style-name="P16"><text:tab/><text:tab/>{</text:p>
            <text:p text:style-name="P16"><text:tab/><text:tab/><text:tab/>if (statystyki[j].punkty &lt; statystyki[j+1].punkty)</text:p>
            <text:p text:style-name="P16"><text:tab/><text:tab/><text:tab/>{</text:p>
            <text:p text:style-name="P16"><text:tab/><text:tab/><text:tab/><text:tab/>tempPunkty = statystyki[j+1].punkty;</text:p>
            <text:p text:style-name="P16"><text:tab/><text:tab/><text:tab/><text:tab/>statystyki[j+1].punkty = statystyki[j].punkty;</text:p>
            <text:p text:style-name="P16"><text:tab/><text:tab/><text:tab/><text:tab/>statystyki[j].punkty = tempPunkty;</text:p>
            <text:p text:style-name="P16"/>
            <text:p text:style-name="P16"><text:tab/><text:tab/><text:tab/><text:tab/>tempPid=statystyki[j+1].pid;</text:p>
            <text:p text:style-name="P16"><text:tab/><text:tab/><text:tab/><text:tab/>statystyki[j+1].pid=statystyki[j].pid;</text:p>
            <text:p text:style-name="P16"><text:tab/><text:tab/><text:tab/><text:tab/>statystyki[j].pid=tempPid;</text:p>
            <text:p text:style-name="P16"/>
            <text:p text:style-name="P16"><text:tab/><text:tab/><text:tab/><text:tab/>tempWykozystane=statystyki[j+1].wykozystane;</text:p>
            <text:p text:style-name="P16"><text:tab/><text:tab/><text:tab/><text:tab/>statystyki[j+1].wykozystane=statystyki[j].wykozystane;</text:p>
            <text:p text:style-name="P16"><text:tab/><text:tab/><text:tab/><text:tab/>statystyki[j].wykozystane=tempWykozystane;</text:p>
            <text:p text:style-name="P16"/>
            <text:p text:style-name="P16"><text:tab/><text:tab/><text:tab/><text:tab/>tempZgloszony=statystyki[j+1].zgloszony;</text:p>
            <text:p text:style-name="P16"><text:tab/><text:tab/><text:tab/><text:tab/>statystyki[j+1].zgloszony=statystyki[j].zgloszony;</text:p>
            <text:p text:style-name="P16"><text:tab/><text:tab/><text:tab/><text:tab/>statystyki[j].zgloszony=tempZgloszony;</text:p>
            <text:p text:style-name="P16"><text:tab/><text:tab/><text:tab/>}</text:p>
            <text:p text:style-name="P16"><text:tab/><text:tab/>}</text:p>
            <text:p text:style-name="P16"><text:tab/>}</text:p>
            <text:p text:style-name="P16"><text:tab/>int licznik=1;</text:p>
            <text:p text:style-name="P16"><text:tab/>for (i=0;i&lt;ILOSC_GRACZY;i++){</text:p>
            <text:p text:style-name="P16"><text:tab/><text:tab/>if (statystyki[i].wykozystane==TRUE){</text:p>
            <text:p text:style-name="P16"><text:tab/><text:tab/><text:tab/>statystyki[i].miejsce=licznik;</text:p>
            <text:p text:style-name="P16"><text:tab/><text:tab/><text:tab/>licznik++;</text:p>
            <text:p text:style-name="P16"><text:tab/><text:tab/><text:tab/>printf("PID: %d, miejsce: %d, punkty <text:soft-page-break/>%d\n",statystyki[i].pid,statystyki[i].miejsce,statystyki[i].punkty);</text:p>
            <text:p text:style-name="P16"><text:tab/><text:tab/>}</text:p>
            <text:p text:style-name="P16"/>
            <text:p text:style-name="P16"/>
            <text:p text:style-name="P16"><text:tab/>}</text:p>
            <text:p text:style-name="P16"/>
            <text:p text:style-name="P16"/>
            <text:p text:style-name="P16">}</text:p>
            <text:p text:style-name="P16"/>
            <text:p text:style-name="P16">void zakonczenie_programu(int nr_sig)</text:p>
            <text:p text:style-name="P16">{</text:p>
            <text:p text:style-name="P16"><text:tab/>int i;</text:p>
            <text:p text:style-name="P16"><text:tab/>for (i=0;i&lt;ILOSC_GRACZY;i++){</text:p>
            <text:p text:style-name="P16"><text:tab/><text:tab/>if(statystyki[i].pid!=0){</text:p>
            <text:p text:style-name="P16"/>
            <text:p text:style-name="P16"><text:tab/><text:tab/><text:tab/>wiadomosc.typ_wiadomosci=ROZLACZENIE;</text:p>
            <text:p text:style-name="P16"><text:tab/><text:tab/><text:tab/>wiadomosc.mtype=statystyki[i].pid;</text:p>
            <text:p text:style-name="P16"/>
            <text:p text:style-name="P16"><text:tab/><text:tab/><text:tab/>if(msgsnd(id_kolejki,&amp;wiadomosc,rozmiar_wiadomosci,0)!=0){</text:p>
            <text:p text:style-name="P16"><text:tab/><text:tab/><text:tab/><text:tab/>perror("Blad wyslania wiadomosci");</text:p>
            <text:p text:style-name="P16"><text:tab/><text:tab/><text:tab/>}</text:p>
            <text:p text:style-name="P16"><text:tab/><text:tab/>}</text:p>
            <text:p text:style-name="P16"><text:tab/>}</text:p>
            <text:p text:style-name="P16"><text:tab/>if (msgctl(id_kolejki,IPC_RMID,NULL)==-1)</text:p>
            <text:p text:style-name="P16"><text:tab/>{</text:p>
            <text:p text:style-name="P16"><text:tab/><text:tab/>perror("Usuniecie kolejki IPC sie nie powiodlo");</text:p>
            <text:p text:style-name="P16"><text:tab/>} else {</text:p>
            <text:p text:style-name="P16"><text:tab/><text:tab/>printf("Zakonczono pomyslnie program\n");<text:tab/><text:tab/></text:p>
            <text:p text:style-name="P16"><text:tab/>}</text:p>
            <text:p text:style-name="P16"><text:tab/>exit(0);</text:p>
            <text:p text:style-name="P16">}</text:p>
            <text:p text:style-name="P16"/>
            <text:p text:style-name="P16">void dojscie_gracza(){</text:p>
            <text:p text:style-name="P16"/>
            <text:p text:style-name="P16"><text:tab/>if(licznik==ILOSC_GRACZY){</text:p>
            <text:p text:style-name="P16"><text:tab/><text:tab/>printf("Brak miejsc na serwerze");</text:p>
            <text:p text:style-name="P16"><text:tab/><text:tab/>wiadomosc.typ_wiadomosci=ROZLACZENIE;</text:p>
            <text:p text:style-name="P16"><text:tab/><text:tab/>wiadomosc.mtype=wiadomosc.pid;</text:p>
            <text:p text:style-name="P16"/>
            <text:p text:style-name="P16"><text:tab/><text:tab/>if(msgsnd(id_kolejki,&amp;wiadomosc,rozmiar_wiadomosci,0)!=0){</text:p>
            <text:p text:style-name="P16"><text:tab/><text:tab/><text:tab/>perror("Blad wyslania wiadomosci");</text:p>
            <text:p text:style-name="P16"><text:tab/><text:tab/>}</text:p>
            <text:p text:style-name="P16"><text:tab/>} else {</text:p>
            <text:p text:style-name="P16"><text:tab/><text:tab/>int i;</text:p>
            <text:p text:style-name="P16"><text:tab/><text:tab/>for (i=0;i&lt;ILOSC_GRACZY;i++){</text:p>
            <text:p text:style-name="P16"><text:tab/><text:tab/><text:tab/>if (statystyki[i].pid==0)</text:p>
            <text:p text:style-name="P16"><text:tab/><text:tab/><text:tab/>{</text:p>
            <text:p text:style-name="P16"><text:tab/><text:tab/><text:tab/><text:tab/>printf("Przychodzi gracz %d\n",wiadomosc.pid);</text:p>
            <text:p text:style-name="P16"><text:tab/><text:tab/><text:tab/><text:tab/>statystyki[i].pid=wiadomosc.pid;</text:p>
            <text:p text:style-name="P16"><text:tab/><text:tab/><text:tab/><text:tab/>statystyki[i].wykozystane=TRUE;</text:p>
            <text:p text:style-name="P16"><text:tab/><text:tab/><text:tab/><text:tab/>break;</text:p>
            <text:p text:style-name="P16"><text:tab/><text:tab/><text:tab/>}</text:p>
            <text:p text:style-name="P16"><text:tab/><text:tab/>}<text:tab/><text:tab/><text:tab/><text:tab/><text:tab/><text:tab/></text:p>
            <text:p text:style-name="P16"><text:tab/><text:tab/>licznik++;</text:p>
            <text:p text:style-name="P16"><text:tab/>}</text:p>
            <text:p text:style-name="P16"/>
            <text:p text:style-name="P16">}</text:p>
            <text:p text:style-name="P16"/>
            <text:p text:style-name="P16">void wyjscie_gracza(){</text:p>
            <text:p text:style-name="P16"><text:tab/>int i;</text:p>
            <text:p text:style-name="P16"><text:tab/>for (i=0;i&lt;ILOSC_GRACZY;i++){</text:p>
            <text:p text:style-name="P16"><text:tab/><text:tab/>if (statystyki[i].pid==wiadomosc.pid)</text:p>
            <text:p text:style-name="P16"><text:soft-page-break/><text:tab/><text:tab/>{</text:p>
            <text:p text:style-name="P16"><text:tab/><text:tab/><text:tab/>printf("Odchodzi gracz %d\n",wiadomosc.pid);</text:p>
            <text:p text:style-name="P16"><text:tab/><text:tab/><text:tab/>statystyki[i].pid=0;</text:p>
            <text:p text:style-name="P16"><text:tab/><text:tab/><text:tab/>statystyki[i].wykozystane=FALSE;</text:p>
            <text:p text:style-name="P16"><text:tab/><text:tab/><text:tab/>statystyki[i].punkty=0;</text:p>
            <text:p text:style-name="P16"><text:tab/><text:tab/><text:tab/>statystyki[i].miejsce=0;</text:p>
            <text:p text:style-name="P16"><text:tab/><text:tab/><text:tab/>break;</text:p>
            <text:p text:style-name="P16"><text:tab/><text:tab/>}</text:p>
            <text:p text:style-name="P16"><text:tab/>}</text:p>
            <text:p text:style-name="P16"><text:tab/>licznik--;</text:p>
            <text:p text:style-name="P16"/>
            <text:p text:style-name="P16">}</text:p>
            <text:p text:style-name="P16"/>
            <text:p text:style-name="P16"/>
            <text:p text:style-name="P16">void wyslij_wyniki(){</text:p>
            <text:p text:style-name="P16"><text:tab/>int i;</text:p>
            <text:p text:style-name="P16"><text:tab/>for (i=0;i&lt;ILOSC_GRACZY;i++){</text:p>
            <text:p text:style-name="P16"><text:tab/><text:tab/>if(statystyki[i].zgloszony==TRUE){</text:p>
            <text:p text:style-name="P16"/>
            <text:p text:style-name="P16"><text:tab/><text:tab/><text:tab/>wiadomosc.typ_wiadomosci=STATYSTYKI;</text:p>
            <text:p text:style-name="P16"><text:tab/><text:tab/><text:tab/>wiadomosc.mtype=statystyki[i].pid;</text:p>
            <text:p text:style-name="P16"><text:tab/><text:tab/><text:tab/>wiadomosc.miejsce=statystyki[i].miejsce;</text:p>
            <text:p text:style-name="P16"><text:tab/><text:tab/><text:tab/>wiadomosc.ilosc_graczy=licznik;</text:p>
            <text:p text:style-name="P16"><text:tab/><text:tab/><text:tab/>wiadomosc.punkty=statystyki[i].punkty;</text:p>
            <text:p text:style-name="P16"/>
            <text:p text:style-name="P16"/>
            <text:p text:style-name="P16"><text:tab/><text:tab/><text:tab/>if(msgsnd(id_kolejki,&amp;wiadomosc,rozmiar_wiadomosci,0)!=0){</text:p>
            <text:p text:style-name="P16"><text:tab/><text:tab/><text:tab/><text:tab/>perror("Blad wyslania wiadomosci");</text:p>
            <text:p text:style-name="P16"><text:tab/><text:tab/><text:tab/>}</text:p>
            <text:p text:style-name="P16"><text:tab/><text:tab/><text:tab/>statystyki[i].zgloszony=FALSE;</text:p>
            <text:p text:style-name="P16"><text:tab/><text:tab/>}</text:p>
            <text:p text:style-name="P16"><text:tab/>}</text:p>
            <text:p text:style-name="P16"/>
            <text:p text:style-name="P16">}</text:p>
            <text:p text:style-name="P16"/>
            <text:p text:style-name="P16">void podlicz_punkty(){</text:p>
            <text:p text:style-name="P16"/>
            <text:p text:style-name="P16"><text:tab/>int i;</text:p>
            <text:p text:style-name="P16"><text:tab/>int ilosc_kamieni=0;</text:p>
            <text:p text:style-name="P16"><text:tab/>int ilosc_nozyc=0;</text:p>
            <text:p text:style-name="P16"><text:tab/>int ilosc_papierow=0;</text:p>
            <text:p text:style-name="P16"><text:tab/>for (i=0;i&lt;ILOSC_GRACZY;i++){</text:p>
            <text:p text:style-name="P16"/>
            <text:p text:style-name="P16"><text:tab/><text:tab/>if (statystyki[i].zgloszony==TRUE){</text:p>
            <text:p text:style-name="P16"/>
            <text:p text:style-name="P16"><text:tab/><text:tab/><text:tab/>if (statystyki[i].symbol==KAMIEN) {ilosc_kamieni++;}</text:p>
            <text:p text:style-name="P16"><text:tab/><text:tab/><text:tab/>else if (statystyki[i].symbol==PAPIER) {ilosc_papierow++;}</text:p>
            <text:p text:style-name="P16"><text:tab/><text:tab/><text:tab/>else if (statystyki[i].symbol==NOZYCE) {ilosc_nozyc++;}</text:p>
            <text:p text:style-name="P16"/>
            <text:p text:style-name="P16"><text:tab/><text:tab/>}</text:p>
            <text:p text:style-name="P16"><text:tab/>}</text:p>
            <text:p text:style-name="P16"/>
            <text:p text:style-name="P16"><text:tab/>for (i=0;i&lt;ILOSC_GRACZY;i++){</text:p>
            <text:p text:style-name="P16"/>
            <text:p text:style-name="P16"><text:tab/><text:tab/>if (statystyki[i].zgloszony==TRUE){</text:p>
            <text:p text:style-name="P16"><text:tab/><text:tab/><text:tab/>if(statystyki[i].symbol==KAMIEN){</text:p>
            <text:p text:style-name="P16"><text:tab/><text:tab/><text:tab/><text:tab/>int punkty=ilosc_nozyc-ilosc_papierow;</text:p>
            <text:p text:style-name="P16"><text:tab/><text:tab/><text:tab/><text:tab/>statystyki[i].punkty+=punkty;</text:p>
            <text:p text:style-name="P16"/>
            <text:p text:style-name="P16"><text:tab/><text:tab/><text:tab/><text:tab/>printf("Gracz: %d dostal %d punktow\n",statystyki[i].pid,punkty);</text:p>
            <text:p text:style-name="P16"><text:tab/><text:tab/><text:tab/>}</text:p>
            <text:p text:style-name="P16"><text:tab/><text:tab/><text:tab/>if(statystyki[i].symbol==PAPIER){</text:p>
            <text:p text:style-name="P16"><text:soft-page-break/><text:tab/><text:tab/><text:tab/><text:tab/>int punkty=ilosc_kamieni-ilosc_nozyc;</text:p>
            <text:p text:style-name="P16"><text:tab/><text:tab/><text:tab/><text:tab/>statystyki[i].punkty+=punkty;</text:p>
            <text:p text:style-name="P16"/>
            <text:p text:style-name="P16"><text:tab/><text:tab/><text:tab/><text:tab/>printf("Gracz: %d dostal %d punktow\n",statystyki[i].pid,punkty);</text:p>
            <text:p text:style-name="P16"/>
            <text:p text:style-name="P16"><text:tab/><text:tab/><text:tab/>}</text:p>
            <text:p text:style-name="P16"><text:tab/><text:tab/><text:tab/>if(statystyki[i].symbol==NOZYCE){</text:p>
            <text:p text:style-name="P16"><text:tab/><text:tab/><text:tab/><text:tab/>int punkty=ilosc_papierow-ilosc_kamieni;</text:p>
            <text:p text:style-name="P16"><text:tab/><text:tab/><text:tab/><text:tab/>statystyki[i].punkty+=punkty;</text:p>
            <text:p text:style-name="P16"/>
            <text:p text:style-name="P16"/>
            <text:p text:style-name="P16"><text:tab/><text:tab/><text:tab/><text:tab/>printf("Gracz: %d dostal %d punktow\n",statystyki[i].pid,punkty);</text:p>
            <text:p text:style-name="P16"><text:tab/><text:tab/><text:tab/>}</text:p>
            <text:p text:style-name="P16"><text:tab/><text:tab/>}</text:p>
            <text:p text:style-name="P16"/>
            <text:p text:style-name="P16"><text:tab/>}</text:p>
            <text:p text:style-name="P16">}</text:p>
            <text:p text:style-name="P16"/>
            <text:p text:style-name="P16">int main(){</text:p>
            <text:p text:style-name="P16"><text:tab/>signal(SIGINT,zakonczenie_programu);</text:p>
            <text:p text:style-name="P16"><text:tab/>int klucz_do_kolejki=ftok("serwer.c",123);</text:p>
            <text:p text:style-name="P16"><text:tab/>id_kolejki=msgget(klucz_do_kolejki,IPC_CREAT|0666);</text:p>
            <text:p text:style-name="P16"><text:tab/>if (id_kolejki==-1)</text:p>
            <text:p text:style-name="P16"><text:tab/>{</text:p>
            <text:p text:style-name="P16"><text:tab/><text:tab/>perror("Stworzenie kolejki IPC sie nie powiodlo");</text:p>
            <text:p text:style-name="P16"><text:tab/><text:tab/>exit(0);</text:p>
            <text:p text:style-name="P16"><text:tab/>}</text:p>
            <text:p text:style-name="P16"><text:tab/>while(1){</text:p>
            <text:p text:style-name="P16"><text:tab/><text:tab/>sleep(15);</text:p>
            <text:p text:style-name="P16"/>
            <text:p text:style-name="P16"><text:tab/><text:tab/>printf("\n\nTura: %d\n\n",tura);</text:p>
            <text:p text:style-name="P16"><text:tab/><text:tab/>tura++;</text:p>
            <text:p text:style-name="P16"><text:tab/><text:tab/>int ilosc_zgloszen=0;</text:p>
            <text:p text:style-name="P16"><text:tab/><text:tab/>while(msgrcv(id_kolejki,&amp;wiadomosc,rozmiar_wiadomosci,DO_SERWERA,IPC_NOWAIT)==rozmiar_wiadomosci){</text:p>
            <text:p text:style-name="P16"><text:tab/><text:tab/><text:tab/>if (wiadomosc.typ_wiadomosci==POLACZENIE){</text:p>
            <text:p text:style-name="P16"/>
            <text:p text:style-name="P16"><text:tab/><text:tab/><text:tab/><text:tab/>dojscie_gracza();</text:p>
            <text:p text:style-name="P16"><text:tab/><text:tab/><text:tab/>}</text:p>
            <text:p text:style-name="P16"><text:tab/><text:tab/><text:tab/>else if (wiadomosc.typ_wiadomosci==ROZLACZENIE){</text:p>
            <text:p text:style-name="P16"><text:tab/><text:tab/><text:tab/><text:tab/>wyjscie_gracza();</text:p>
            <text:p text:style-name="P16"><text:tab/><text:tab/><text:tab/>} else{</text:p>
            <text:p text:style-name="P16"><text:tab/><text:tab/><text:tab/><text:tab/>int i;</text:p>
            <text:p text:style-name="P16"><text:tab/><text:tab/><text:tab/><text:tab/>for (i=0;i&lt;ILOSC_GRACZY;i++){</text:p>
            <text:p text:style-name="P16"><text:tab/><text:tab/><text:tab/><text:tab/><text:tab/>if (statystyki[i].pid==wiadomosc.pid)</text:p>
            <text:p text:style-name="P16"><text:tab/><text:tab/><text:tab/><text:tab/><text:tab/>{</text:p>
            <text:p text:style-name="P16"><text:tab/><text:tab/><text:tab/><text:tab/><text:tab/><text:tab/>printf("Zgloszenie od gracza %d : ",wiadomosc.pid);</text:p>
            <text:p text:style-name="P16"><text:tab/><text:tab/><text:tab/><text:tab/><text:tab/><text:tab/>statystyki[i].symbol=wiadomosc.typ_wiadomosci;</text:p>
            <text:p text:style-name="P16"><text:tab/><text:tab/><text:tab/><text:tab/><text:tab/><text:tab/>if (statystyki[i].symbol==PAPIER) printf("papier\n");</text:p>
            <text:p text:style-name="P16"><text:tab/><text:tab/><text:tab/><text:tab/><text:tab/><text:tab/>if (statystyki[i].symbol==KAMIEN) printf("kamien\n");</text:p>
            <text:p text:style-name="P16"><text:tab/><text:tab/><text:tab/><text:tab/><text:tab/><text:tab/>if (statystyki[i].symbol==NOZYCE) printf("nozyce\n");</text:p>
            <text:p text:style-name="P16"><text:tab/><text:tab/><text:tab/><text:tab/><text:tab/><text:tab/>statystyki[i].zgloszony=TRUE;</text:p>
            <text:p text:style-name="P16"><text:tab/><text:tab/><text:tab/><text:tab/><text:tab/><text:tab/>break;</text:p>
            <text:p text:style-name="P16"><text:tab/><text:tab/><text:tab/><text:tab/><text:tab/>}</text:p>
            <text:p text:style-name="P16"><text:tab/><text:tab/><text:tab/><text:tab/>}</text:p>
            <text:p text:style-name="P16"><text:tab/><text:tab/><text:tab/><text:tab/>ilosc_zgloszen++;</text:p>
            <text:p text:style-name="P16"><text:tab/><text:tab/><text:tab/>}</text:p>
            <text:p text:style-name="P16"/>
            <text:p text:style-name="P16"><text:tab/><text:tab/>}</text:p>
            <text:p text:style-name="P16"><text:tab/><text:tab/>if (ilosc_zgloszen==0){</text:p>
            <text:p text:style-name="P16"><text:soft-page-break/><text:tab/><text:tab/><text:tab/>printf("Brak zgloszen\n");</text:p>
            <text:p text:style-name="P16"><text:tab/><text:tab/>} else if(ilosc_zgloszen==1){</text:p>
            <text:p text:style-name="P16"><text:tab/><text:tab/><text:tab/>printf("Tylko jedno zgloszenie\n");</text:p>
            <text:p text:style-name="P16"><text:tab/><text:tab/><text:tab/>int pid_odbiorcy=wiadomosc.pid;</text:p>
            <text:p text:style-name="P16"><text:tab/><text:tab/><text:tab/>wiadomosc.typ_wiadomosci=ZA_MALO_ZGLOSZEN;</text:p>
            <text:p text:style-name="P16"><text:tab/><text:tab/><text:tab/>wiadomosc.mtype=pid_odbiorcy;</text:p>
            <text:p text:style-name="P16"><text:tab/><text:tab/><text:tab/>if(msgsnd(id_kolejki,&amp;wiadomosc,rozmiar_wiadomosci,0)!=0){</text:p>
            <text:p text:style-name="P16"><text:tab/><text:tab/><text:tab/><text:tab/>perror("Blad wyslania wiadomosci");</text:p>
            <text:p text:style-name="P16"><text:tab/><text:tab/><text:tab/>}</text:p>
            <text:p text:style-name="P16"><text:tab/><text:tab/>} else</text:p>
            <text:p text:style-name="P16"><text:tab/><text:tab/>{<text:tab/></text:p>
            <text:p text:style-name="P16"><text:tab/><text:tab/><text:tab/>printf("Wystarczajaca liczba zgloszen\n");</text:p>
            <text:p text:style-name="P16"><text:tab/><text:tab/><text:tab/>podlicz_punkty();</text:p>
            <text:p text:style-name="P16"><text:tab/><text:tab/><text:tab/>sortuj();</text:p>
            <text:p text:style-name="P16"><text:tab/><text:tab/><text:tab/>wyslij_wyniki();<text:tab/><text:tab/></text:p>
            <text:p text:style-name="P16"/>
            <text:p text:style-name="P16"/>
            <text:p text:style-name="P16"><text:tab/><text:tab/>}</text:p>
            <text:p text:style-name="P16"><text:tab/>}</text:p>
            <text:p text:style-name="P16"/>
            <text:p text:style-name="P16"/>
            <text:p text:style-name="P16"/>
            <text:p text:style-name="P16"/>
            <text:p text:style-name="P16"/>
            <text:p text:style-name="P16"/>
            <text:p text:style-name="P16"/>
            <text:p text:style-name="P16"><text:tab/>return 0;</text:p>
            <text:p text:style-name="P16">}</text:p>
          </table:table-cell>
        </table:table-row>
        <table:table-row>
          <table:table-cell table:style-name="Tabela5.A2" office:value-type="string">
            <text:p text:style-name="P14">Plik klient.c</text:p>
            <text:p text:style-name="P15"/>
            <text:p text:style-name="P16">#include "naglowki.h"</text:p>
            <text:p text:style-name="P16"/>
            <text:p text:style-name="P16">int id_kolejki;</text:p>
            <text:p text:style-name="P16">Wiadomosc wiadomosc;</text:p>
            <text:p text:style-name="P16">int punkty=0;</text:p>
            <text:p text:style-name="P16"/>
            <text:p text:style-name="P16">int rozmiar_wiadomosci=sizeof(Wiadomosc)-sizeof(long);</text:p>
            <text:p text:style-name="P16"/>
            <text:p text:style-name="P16">void zakonczenie_programu(int nr_sig)</text:p>
            <text:p text:style-name="P16">{</text:p>
            <text:p text:style-name="P16"><text:tab/>wiadomosc.mtype=1;</text:p>
            <text:p text:style-name="P16"><text:tab/>wiadomosc.pid=getpid();</text:p>
            <text:p text:style-name="P16"><text:tab/>wiadomosc.typ_wiadomosci=ROZLACZENIE;</text:p>
            <text:p text:style-name="P16"><text:tab/>if(msgsnd(id_kolejki,&amp;wiadomosc,rozmiar_wiadomosci,0)!=0)</text:p>
            <text:p text:style-name="P16"><text:tab/>{</text:p>
            <text:p text:style-name="P16"><text:tab/><text:tab/>perror("Blad zapisu do kolejki");</text:p>
            <text:p text:style-name="P16"><text:tab/>} else {</text:p>
            <text:p text:style-name="P16"><text:tab/><text:tab/>printf("Zgloszenie wyslano poprawnie\n");</text:p>
            <text:p text:style-name="P16"><text:tab/>}</text:p>
            <text:p text:style-name="P16"><text:tab/>printf("Zakonczono pomyslnie program\n");<text:tab/><text:tab/></text:p>
            <text:p text:style-name="P16"><text:tab/>exit(0);</text:p>
            <text:p text:style-name="P16">}</text:p>
            <text:p text:style-name="P16"/>
            <text:p text:style-name="P16">int main(){</text:p>
            <text:p text:style-name="P16"><text:tab/>signal(SIGINT,zakonczenie_programu);</text:p>
            <text:p text:style-name="P16"><text:tab/>int klucz_do_kolejki=ftok("serwer.c",123);</text:p>
            <text:p text:style-name="P16"><text:tab/>id_kolejki=msgget(klucz_do_kolejki,0);</text:p>
            <text:p text:style-name="P16"><text:tab/>if (id_kolejki==-1)</text:p>
            <text:p text:style-name="P16"><text:tab/>{</text:p>
            <text:p text:style-name="P16"><text:tab/><text:tab/>perror("Stworzenie kolejki IPC sie nie powiodlo");</text:p>
            <text:p text:style-name="P16"><text:tab/><text:tab/>exit(0);</text:p>
            <text:p text:style-name="P16"><text:soft-page-break/><text:tab/>}</text:p>
            <text:p text:style-name="P16"/>
            <text:p text:style-name="P16"><text:tab/>wiadomosc.mtype=1;</text:p>
            <text:p text:style-name="P16"><text:tab/>wiadomosc.pid=getpid();</text:p>
            <text:p text:style-name="P16"><text:tab/>wiadomosc.typ_wiadomosci=POLACZENIE;</text:p>
            <text:p text:style-name="P16"><text:tab/>if(msgsnd(id_kolejki,&amp;wiadomosc,rozmiar_wiadomosci,0)!=0)</text:p>
            <text:p text:style-name="P16"><text:tab/>{</text:p>
            <text:p text:style-name="P16"><text:tab/><text:tab/>perror("Blad zapisu do kolejki");</text:p>
            <text:p text:style-name="P16"><text:tab/><text:tab/>exit(0);</text:p>
            <text:p text:style-name="P16"><text:tab/>} else {</text:p>
            <text:p text:style-name="P16"><text:tab/><text:tab/>printf("Zgloszenie wyslano poprawnie\n");</text:p>
            <text:p text:style-name="P16"><text:tab/>}</text:p>
            <text:p text:style-name="P16"/>
            <text:p text:style-name="P16"><text:tab/>while(1){</text:p>
            <text:p text:style-name="P16"><text:tab/><text:tab/>int symbol=0;</text:p>
            <text:p text:style-name="P16"><text:tab/><text:tab/>do {</text:p>
            <text:p text:style-name="P16"><text:tab/><text:tab/><text:tab/>printf("Wybierz symbol: <text:s text:c="2"/>");</text:p>
            <text:p text:style-name="P16"><text:tab/><text:tab/><text:tab/>printf("0.Kamien ");</text:p>
            <text:p text:style-name="P16"><text:tab/><text:tab/><text:tab/>printf("1.Papier ");</text:p>
            <text:p text:style-name="P16"><text:tab/><text:tab/><text:tab/>printf("2.Nozyce \n");</text:p>
            <text:p text:style-name="P16"><text:tab/><text:tab/><text:tab/>scanf("%d",&amp;symbol); }</text:p>
            <text:p text:style-name="P16"><text:tab/><text:tab/>while (symbol&lt;0 || symbol&gt;2);</text:p>
            <text:p text:style-name="P16"/>
            <text:p text:style-name="P16"><text:tab/><text:tab/>printf("Wybrales %d\n",symbol);</text:p>
            <text:p text:style-name="P16"/>
            <text:p text:style-name="P16"><text:tab/><text:tab/>wiadomosc.mtype=1;</text:p>
            <text:p text:style-name="P16"><text:tab/><text:tab/>wiadomosc.pid=getpid();</text:p>
            <text:p text:style-name="P16"><text:tab/><text:tab/>wiadomosc.typ_wiadomosci=symbol;</text:p>
            <text:p text:style-name="P16"><text:tab/><text:tab/>if(msgsnd(id_kolejki,&amp;wiadomosc,rozmiar_wiadomosci,0)!=0)</text:p>
            <text:p text:style-name="P16"><text:tab/><text:tab/>{</text:p>
            <text:p text:style-name="P16"><text:tab/><text:tab/><text:tab/>perror("Blad zapisu do kolejki");</text:p>
            <text:p text:style-name="P16"><text:tab/><text:tab/><text:tab/>exit(0);</text:p>
            <text:p text:style-name="P16"><text:tab/><text:tab/>} else {</text:p>
            <text:p text:style-name="P16"><text:tab/><text:tab/><text:tab/>printf("Zgloszenie wyslano poprawnie\n");</text:p>
            <text:p text:style-name="P16"><text:tab/><text:tab/>}</text:p>
            <text:p text:style-name="P16"><text:tab/><text:tab/>if(msgrcv(id_kolejki,&amp;wiadomosc,rozmiar_wiadomosci,getpid(),0)!=rozmiar_wiadomosci){</text:p>
            <text:p text:style-name="P16"><text:tab/><text:tab/><text:tab/>perror("Blad odbioru wiadomosci");</text:p>
            <text:p text:style-name="P16"><text:tab/><text:tab/><text:tab/>exit(0);</text:p>
            <text:p text:style-name="P16"><text:tab/><text:tab/>} else{</text:p>
            <text:p text:style-name="P16"><text:tab/><text:tab/><text:tab/>if (wiadomosc.typ_wiadomosci==ZA_MALO_ZGLOSZEN){</text:p>
            <text:p text:style-name="P16"><text:tab/><text:tab/><text:tab/><text:tab/>printf("Za malo zgloszen\n");</text:p>
            <text:p text:style-name="P16"/>
            <text:p text:style-name="P16"><text:tab/><text:tab/><text:tab/>} else </text:p>
            <text:p text:style-name="P16"><text:tab/><text:tab/><text:tab/><text:tab/>if (wiadomosc.typ_wiadomosci==ROZLACZENIE){</text:p>
            <text:p text:style-name="P16"><text:tab/><text:tab/><text:tab/><text:tab/><text:tab/>exit(0);</text:p>
            <text:p text:style-name="P16"/>
            <text:p text:style-name="P16"><text:tab/><text:tab/><text:tab/><text:tab/>}<text:tab/>else<text:tab/></text:p>
            <text:p text:style-name="P16"><text:tab/><text:tab/><text:tab/><text:tab/>{</text:p>
            <text:p text:style-name="P16"><text:tab/><text:tab/><text:tab/><text:tab/><text:tab/>printf("\nPunkty: %d ,",wiadomosc.punkty);</text:p>
            <text:p text:style-name="P16"><text:tab/><text:tab/><text:tab/><text:tab/><text:tab/>printf("Miejsce: %d ,",wiadomosc.miejsce);</text:p>
            <text:p text:style-name="P16"><text:tab/><text:tab/><text:tab/><text:tab/><text:tab/>printf("Ilosc graczy: %d\n",wiadomosc.ilosc_graczy);</text:p>
            <text:p text:style-name="P16"/>
            <text:p text:style-name="P16"><text:tab/><text:tab/><text:tab/><text:tab/>}</text:p>
            <text:p text:style-name="P16"/>
            <text:p text:style-name="P16"><text:tab/><text:tab/>}</text:p>
            <text:p text:style-name="P16"/>
            <text:p text:style-name="P16"/>
            <text:p text:style-name="P16"><text:tab/>}</text:p>
            <text:p text:style-name="P16"/>
            <text:p text:style-name="P16"/>
            <text:p text:style-name="P16"><text:tab/>return 0;</text:p>
            <text:p text:style-name="P16">}</text:p>
          </table:table-cell>
        </table:table-row>
        <table:table-row>
          <table:table-cell table:style-name="Tabela5.A2" office:value-type="string">
            <text:p text:style-name="P9"><text:span text:style-name="T5">Serwer wynik:</text:span><text:line-break/><text:line-break/><text:line-break/><text:line-break/>70107@st14-lab312:~/laboratorium5$ ./serwer<text:line-break/><text:line-break/><text:line-break/>Tura: 0<text:line-break/><text:line-break/>Przychodzi gracz 3335<text:line-break/>Przychodzi gracz 3336<text:line-break/>Przychodzi gracz 3337<text:line-break/>Brak zgloszen<text:line-break/><text:line-break/><text:line-break/>Tura: 1<text:line-break/><text:line-break/>Zgloszenie od gracza 3336 : papier<text:line-break/>Tylko jedno zgloszenie<text:line-break/><text:line-break/><text:line-break/>Tura: 2<text:line-break/><text:line-break/>Zgloszenie od gracza 3337 : papier<text:line-break/>Zgloszenie od gracza 3336 : nozyce<text:line-break/>Zgloszenie od gracza 3335 : nozyce<text:line-break/>Wystarczajaca liczba zgloszen<text:line-break/>Gracz: 3335 dostal 1 punktow<text:line-break/>Gracz: 3336 dostal 1 punktow<text:line-break/>Gracz: 3337 dostal -2 punktow<text:line-break/>PID: 3335, miejsce: 1, punkty 1<text:line-break/>PID: 3336, miejsce: 2, punkty 1<text:line-break/>PID: 3337, miejsce: 3, punkty -2<text:line-break/><text:line-break/><text:line-break/>Tura: 3<text:line-break/><text:line-break/>Zgloszenie od gracza 3337 : nozyce<text:line-break/>Zgloszenie od gracza 3336 : papier<text:line-break/>Zgloszenie od gracza 3335 : papier<text:line-break/>Wystarczajaca liczba zgloszen<text:line-break/>Gracz: 3335 dostal -1 punktow<text:line-break/>Gracz: 3336 dostal -1 punktow<text:line-break/>Gracz: 3337 dostal 2 punktow<text:line-break/>PID: 3335, miejsce: 1, punkty 0<text:line-break/>PID: 3336, miejsce: 2, punkty 0<text:line-break/>PID: 3337, miejsce: 3, punkty 0<text:line-break/><text:line-break/><text:line-break/>Tura: 4<text:line-break/><text:line-break/>Zgloszenie od gracza 3335 : papier<text:line-break/>Zgloszenie od gracza 3337 : kamien<text:line-break/>Zgloszenie od gracza 3336 : nozyce<text:line-break/>Wystarczajaca liczba zgloszen<text:line-break/>Gracz: 3335 dostal 0 punktow<text:line-break/>Gracz: 3336 dostal 0 punktow<text:line-break/>Gracz: 3337 dostal 0 punktow<text:line-break/>PID: 3335, miejsce: 1, punkty 0<text:line-break/>PID: 3336, miejsce: 2, punkty 0<text:line-break/>PID: 3337, miejsce: 3, punkty 0<text:line-break/><text:line-break/><text:soft-page-break/><text:line-break/>Tura: 5<text:line-break/><text:line-break/>Odchodzi gracz 3336<text:line-break/>Odchodzi gracz 3337<text:line-break/>Odchodzi gracz 3335<text:line-break/>Brak zgloszen<text:line-break/>^CZakonczono pomyslnie program<text:line-break/>70107@st14-lab312:~/laboratorium5$<text:line-break/></text:p>
            <text:p text:style-name="P10"><text:span text:style-name="T6">Klient 1</text:span><text:line-break/><text:line-break/><text:line-break/>70107@st14-lab312:~/laboratorium5$ ./klient<text:line-break/>Zgloszenie wyslano poprawnie<text:line-break/>Wybierz symbol:   0.Kamien 1.Papier 2.Nozyce <text:line-break/>1<text:line-break/>Wybrales 1<text:line-break/>Zgloszenie wyslano poprawnie<text:line-break/>Za malo zgloszen<text:line-break/>Wybierz symbol:   0.Kamien 1.Papier 2.Nozyce <text:line-break/>2<text:line-break/>Wybrales 2<text:line-break/>Zgloszenie wyslano poprawnie<text:line-break/><text:line-break/>Punkty: 1 ,Miejsce: 2 ,Ilosc graczy: 3<text:line-break/>Wybierz symbol:   0.Kamien 1.Papier 2.Nozyce <text:line-break/>1<text:line-break/>Wybrales 1<text:line-break/>Zgloszenie wyslano poprawnie<text:line-break/><text:line-break/>Punkty: 0 ,Miejsce: 2 ,Ilosc graczy: 3<text:line-break/>Wybierz symbol:   0.Kamien 1.Papier 2.Nozyce <text:line-break/>2<text:line-break/>Wybrales 2<text:line-break/>Zgloszenie wyslano poprawnie<text:line-break/><text:line-break/>Punkty: 0 ,Miejsce: 2 ,Ilosc graczy: 3<text:line-break/>Wybierz symbol:   0.Kamien 1.Papier 2.Nozyce <text:line-break/>^CZgloszenie wyslano poprawnie<text:line-break/>Zakonczono pomyslnie program<text:line-break/>70107@st14-lab312:~/laboratorium5$ ^C<text:line-break/></text:p>
            <text:p text:style-name="P10"><text:span text:style-name="T6">Klient 2</text:span><text:line-break/><text:line-break/>70107@st14-lab312:~/laboratorium5$ ./klient<text:line-break/>Zgloszenie wyslano poprawnie<text:line-break/>Wybierz symbol:   0.Kamien 1.Papier 2.Nozyce <text:line-break/>2<text:line-break/>Wybrales 2<text:line-break/>Zgloszenie wyslano poprawnie<text:line-break/><text:line-break/>Punkty: 1 ,Miejsce: 1 ,Ilosc graczy: 3<text:line-break/>Wybierz symbol:   0.Kamien 1.Papier 2.Nozyce <text:line-break/>1<text:line-break/>Wybrales 1<text:line-break/>Zgloszenie wyslano poprawnie<text:line-break/><text:line-break/>Punkty: 0 ,Miejsce: 1 ,Ilosc graczy: 3<text:line-break/>Wybierz symbol:   0.Kamien 1.Papier 2.Nozyce <text:line-break/>1<text:line-break/><text:soft-page-break/>Wybrales 1<text:line-break/>Zgloszenie wyslano poprawnie<text:line-break/><text:line-break/>Punkty: 0 ,Miejsce: 1 ,Ilosc graczy: 3<text:line-break/>Wybierz symbol:   0.Kamien 1.Papier 2.Nozyce <text:line-break/>^CZgloszenie wyslano poprawnie<text:line-break/>Zakonczono pomyslnie program<text:line-break/>70107@st14-lab312:~/laboratorium5$ <text:line-break/></text:p>
            <text:p text:style-name="P11"><text:span text:style-name="T4">Klient 3</text:span><text:line-break/><text:line-break/><text:span text:style-name="T3">70107@st14-lab312:~/laboratorium5$ ./klient</text:span><text:line-break/><text:span text:style-name="T3">Zgloszenie wyslano poprawnie</text:span><text:line-break/><text:span text:style-name="T3">Wybierz symbol:   0.Kamien 1.Papier 2.Nozyce </text:span><text:line-break/><text:span text:style-name="T3">1</text:span><text:line-break/><text:span text:style-name="T3">Wybrales 1</text:span><text:line-break/><text:span text:style-name="T3">Zgloszenie wyslano poprawnie</text:span><text:line-break/><text:line-break/><text:span text:style-name="T3">Punkty: -2 ,Miejsce: 3 ,Ilosc graczy: 3</text:span><text:line-break/><text:span text:style-name="T3">Wybierz symbol:   0.Kamien 1.Papier 2.Nozyce </text:span><text:line-break/><text:span text:style-name="T3">2</text:span><text:line-break/><text:span text:style-name="T3">Wybrales 2</text:span><text:line-break/><text:span text:style-name="T3">Zgloszenie wyslano poprawnie</text:span><text:line-break/><text:line-break/><text:span text:style-name="T3">Punkty: 0 ,Miejsce: 3 ,Ilosc graczy: 3</text:span><text:line-break/><text:span text:style-name="T3">Wybierz symbol:   0.Kamien 1.Papier 2.Nozyce </text:span><text:line-break/><text:span text:style-name="T3">0</text:span><text:line-break/><text:span text:style-name="T3">Wybrales 0</text:span><text:line-break/><text:span text:style-name="T3">Zgloszenie wyslano poprawnie</text:span><text:line-break/><text:line-break/><text:span text:style-name="T3">Punkty: 0 ,Miejsce: 3 ,Ilosc graczy: 3</text:span><text:line-break/><text:span text:style-name="T3">Wybierz symbol:   0.Kamien 1.Papier 2.Nozyce </text:span><text:line-break/><text:span text:style-name="T3">^CZgloszenie wyslano poprawnie</text:span><text:line-break/><text:span text:style-name="T3">Zakonczono pomyslnie program</text:span><text:line-break/><text:span text:style-name="T3">70107@st14-lab312:~/laboratorium5$</text:span> </text:p>
          </table:table-cell>
        </table:table-row>
      </table:table>
      <text:p text:style-name="Standard"/>
      <text:p text:style-name="Standard"/>
      <text:p text:style-name="Standard"/>
      <table:table table:name="Tabela6" table:style-name="Tabela6">
        <table:table-column table:style-name="Tabela6.A"/>
        <table:table-row>
          <table:table-cell table:style-name="Tabela6.A1" office:value-type="string">
            <text:list xml:id="list4236680138300415417" text:style-name="L1">
              <text:list-item>
                <text:p text:style-name="P18"><text:span text:style-name="Emphasis"><text:span text:style-name="T2">Wnioski</text:span></text:span></text:p>
              </text:list-item>
            </text:list>
          </table:table-cell>
        </table:table-row>
        <table:table-row>
          <table:table-cell table:style-name="Tabela6.A2" office:value-type="string">
            <text:p text:style-name="P8">Na laboratorium nr 3 poznałem mechanizm kolejek IPC MSG. Do komunikacji w dwie strony potrzebna jest tylko jedna kolejka. Może być używana przez procesy niespokrewnione. Jeśli nie przekroczy się rozmiaru kolejki, niepodzielność danych jest zagwarantowana. Aby odpowiedni proces mógł odbierać dane zaadresowane do niego potrzebne są odpowiednie identyfikatory. <text:s/>Laboratorium nie sprawiło mi większych problemów. <text:s/></text:p>
            <text:p text:style-name="P8"/>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Grande" svg:font-family="'Lucida Grande', Verdana, Lucida, Helvetica, Arial, sans-serif"/>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3T10:24:18.34</meta:creation-date>
    <dc:date>2014-11-04T17:30:40.88</dc:date>
    <meta:editing-duration>PT1H4M26S</meta:editing-duration>
    <meta:editing-cycles>5</meta:editing-cycles>
    <meta:generator>OpenOffice/4.0.1$Win32 OpenOffice.org_project/401m5$Build-9714</meta:generator>
    <meta:document-statistic meta:table-count="6" meta:image-count="0" meta:object-count="0" meta:page-count="11" meta:paragraph-count="345" meta:word-count="1385" meta:character-count="13540"/>
  </office:meta>
</office:document-meta>
</file>